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81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2.2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9.238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8.078in"/>
    </style:style>
    <style:style style:name="ro2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color="#000000" style:font-name="Bahnschrift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000000" style:font-name="Bahnschrif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  <style:text-properties fo:color="#b2b2b2"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dddddd"/>
      <style:text-properties fo:color="#000000" style:font-name="Bahnschrift" fo:font-size="10pt" style:font-size-asian="10pt" style:font-size-complex="10pt"/>
    </style:style>
    <style:style style:name="ce7" style:family="table-cell" style:parent-style-name="Default">
      <style:table-cell-properties fo:background-color="#dddddd"/>
      <style:text-properties fo:color="#cccccc" style:font-name="Bahnschrift" fo:font-size="12pt" style:font-size-asian="12pt" style:font-size-complex="12pt"/>
    </style:style>
    <style:style style:name="ce8" style:family="table-cell" style:parent-style-name="Default">
      <style:table-cell-properties fo:background-color="#dddddd" fo:wrap-option="wrap"/>
      <style:text-properties fo:color="#cccccc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antry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2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inf set [&quot;;[.B2];&quot;, [&quot;;[.E2];[.D2];[.E2];&quot;]];&quot;)" office:value-type="string" office:string-value="_inf set [T_INF_default, [&quot;B_Soldier_F&quot;]];">
            <text:p>_inf set [T_INF_default, ["B_Soldier_F"]];</text:p>
          </table:table-cell>
          <table:table-cell office:value-type="string">
            <text:p>T_INF_default</text:p>
          </table:table-cell>
          <table:table-cell/>
          <table:table-cell office:value-type="string">
            <text:p>B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];&quot;, [&quot;;[.E3];[.D3];[.E3];&quot;]];&quot;)" office:value-type="string" office:string-value="_inf set [T_INF_SL, [&quot;B_Soldier_SL_F&quot;]];">
            <text:p>_inf set [T_INF_SL, ["B_Soldier_SL_F"]];</text:p>
          </table:table-cell>
          <table:table-cell office:value-type="string">
            <text:p>T_INF_SL</text:p>
          </table:table-cell>
          <table:table-cell/>
          <table:table-cell office:value-type="string">
            <text:p>B_Soldier_S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];&quot;, [&quot;;[.E4];[.D4];[.E4];&quot;]];&quot;)" office:value-type="string" office:string-value="_inf set [T_INF_TL, [&quot;B_Soldier_TL_F&quot;]];">
            <text:p>_inf set [T_INF_TL, ["B_Soldier_TL_F"]];</text:p>
          </table:table-cell>
          <table:table-cell office:value-type="string">
            <text:p>T_INF_TL</text:p>
          </table:table-cell>
          <table:table-cell/>
          <table:table-cell office:value-type="string">
            <text:p>B_Soldi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5];&quot;, [&quot;;[.E5];[.D5];[.E5];&quot;]];&quot;)" office:value-type="string" office:string-value="_inf set [T_INF_officer, [&quot;B_officer_F&quot;]];">
            <text:p>_inf set [T_INF_officer, ["B_officer_F"]];</text:p>
          </table:table-cell>
          <table:table-cell office:value-type="string">
            <text:p>T_INF_officer</text:p>
          </table:table-cell>
          <table:table-cell/>
          <table:table-cell office:value-type="string">
            <text:p>B_offic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6];&quot;, [&quot;;[.E6];[.D6];[.E6];&quot;]];&quot;)" office:value-type="string" office:string-value="_inf set [T_INF_GL, [&quot;B_Soldier_GL_F&quot;]];">
            <text:p>_inf set [T_INF_GL, ["B_Soldier_GL_F"]];</text:p>
          </table:table-cell>
          <table:table-cell office:value-type="string">
            <text:p>T_INF_GL</text:p>
          </table:table-cell>
          <table:table-cell/>
          <table:table-cell office:value-type="string">
            <text:p>B_Soldier_G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7];&quot;, [&quot;;[.E7];[.D7];[.E7];&quot;]];&quot;)" office:value-type="string" office:string-value="_inf set [T_INF_rifleman, [&quot;B_Soldier_F&quot;]];">
            <text:p>_inf set [T_INF_rifleman, ["B_Soldier_F"]];</text:p>
          </table:table-cell>
          <table:table-cell office:value-type="string">
            <text:p>T_INF_rifleman</text:p>
          </table:table-cell>
          <table:table-cell/>
          <table:table-cell office:value-type="string">
            <text:p>B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8];&quot;, [&quot;;[.E8];[.D8];[.E8];&quot;]];&quot;)" office:value-type="string" office:string-value="_inf set [T_INF_marksman, [&quot;B_soldier_M_F&quot;]];">
            <text:p>_inf set [T_INF_marksman, ["B_soldier_M_F"]];</text:p>
          </table:table-cell>
          <table:table-cell office:value-type="string">
            <text:p>T_INF_marksman</text:p>
          </table:table-cell>
          <table:table-cell/>
          <table:table-cell office:value-type="string">
            <text:p>B_soldier_M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9];&quot;, [&quot;;[.E9];[.D9];[.E9];&quot;]];&quot;)" office:value-type="string" office:string-value="_inf set [T_INF_sniper, [&quot;B_ghillie_ard_F&quot;]];">
            <text:p>_inf set [T_INF_sniper, ["B_ghillie_ard_F"]];</text:p>
          </table:table-cell>
          <table:table-cell office:value-type="string">
            <text:p>T_INF_sniper</text:p>
          </table:table-cell>
          <table:table-cell/>
          <table:table-cell office:value-type="string">
            <text:p>B_ghillie_ar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0];&quot;, [&quot;;[.E10];[.D10];[.E10];&quot;]];&quot;)" office:value-type="string" office:string-value="_inf set [T_INF_spotter, [&quot;B_spotter_F&quot;]];">
            <text:p>_inf set [T_INF_spotter, ["B_spotter_F"]];</text:p>
          </table:table-cell>
          <table:table-cell office:value-type="string">
            <text:p>T_INF_spotter</text:p>
          </table:table-cell>
          <table:table-cell/>
          <table:table-cell office:value-type="string">
            <text:p>B_spott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1];&quot;, [&quot;;[.E11];[.D11];[.E11];&quot;]];&quot;)" office:value-type="string" office:string-value="_inf set [T_INF_exp, [&quot;B_soldier_exp_F&quot;]];">
            <text:p>_inf set [T_INF_exp, ["B_soldier_exp_F"]];</text:p>
          </table:table-cell>
          <table:table-cell office:value-type="string">
            <text:p>T_INF_exp</text:p>
          </table:table-cell>
          <table:table-cell/>
          <table:table-cell office:value-type="string">
            <text:p>B_soldi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2];&quot;, [&quot;;[.E12];[.D12];[.E12];&quot;]];&quot;)" office:value-type="string" office:string-value="_inf set [T_INF_ammo, [&quot;B_Soldier_A_F&quot;]];">
            <text:p>_inf set [T_INF_ammo, ["B_Soldier_A_F"]];</text:p>
          </table:table-cell>
          <table:table-cell office:value-type="string">
            <text:p>T_INF_ammo</text:p>
          </table:table-cell>
          <table:table-cell/>
          <table:table-cell office:value-type="string">
            <text:p>B_Soldier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3];&quot;, [&quot;;[.E13];[.D13];[.E13];&quot;]];&quot;)" office:value-type="string" office:string-value="_inf set [T_INF_LAT, [&quot;B_soldier_LAT2_F&quot;]];">
            <text:p>_inf set [T_INF_LAT, ["B_soldier_LAT2_F"]];</text:p>
          </table:table-cell>
          <table:table-cell office:value-type="string">
            <text:p>T_INF_LAT</text:p>
          </table:table-cell>
          <table:table-cell/>
          <table:table-cell office:value-type="string">
            <text:p>B_soldier_LAT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4];&quot;, [&quot;;[.E14];[.D14];[.E14];&quot;]];&quot;)" office:value-type="string" office:string-value="_inf set [T_INF_AT, [&quot;B_soldier_LAT_F&quot;]];">
            <text:p>_inf set [T_INF_AT, ["B_soldier_LAT_F"]];</text:p>
          </table:table-cell>
          <table:table-cell office:value-type="string">
            <text:p>T_INF_AT</text:p>
          </table:table-cell>
          <table:table-cell/>
          <table:table-cell office:value-type="string">
            <text:p>B_soldier_L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5];&quot;, [&quot;;[.E15];[.D15];[.E15];&quot;]];&quot;)" office:value-type="string" office:string-value="_inf set [T_INF_AA, [&quot;B_soldier_AA_F&quot;]];">
            <text:p>_inf set [T_INF_AA, ["B_soldier_AA_F"]];</text:p>
          </table:table-cell>
          <table:table-cell office:value-type="string">
            <text:p>T_INF_AA</text:p>
          </table:table-cell>
          <table:table-cell/>
          <table:table-cell office:value-type="string">
            <text:p>B_soldier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6];&quot;, [&quot;;[.E16];[.D16];[.E16];&quot;]];&quot;)" office:value-type="string" office:string-value="_inf set [T_INF_LMG, [&quot;B_soldier_AR_F&quot;]];">
            <text:p>_inf set [T_INF_LMG, ["B_soldier_AR_F"]];</text:p>
          </table:table-cell>
          <table:table-cell office:value-type="string">
            <text:p>T_INF_LMG</text:p>
          </table:table-cell>
          <table:table-cell/>
          <table:table-cell office:value-type="string">
            <text:p>B_soldier_A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7];&quot;, [&quot;;[.E17];[.D17];[.E17];&quot;]];&quot;)" office:value-type="string" office:string-value="_inf set [T_INF_HMG, [&quot;B_HeavyGunner_F&quot;]];">
            <text:p>_inf set [T_INF_HMG, ["B_HeavyGunner_F"]];</text:p>
          </table:table-cell>
          <table:table-cell office:value-type="string">
            <text:p>T_INF_HMG</text:p>
          </table:table-cell>
          <table:table-cell/>
          <table:table-cell office:value-type="string">
            <text:p>B_HeavyGunn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8];&quot;, [&quot;;[.E18];[.D18];[.E18];&quot;]];&quot;)" office:value-type="string" office:string-value="_inf set [T_INF_medic, [&quot;B_medic_F&quot;]];">
            <text:p>_inf set [T_INF_medic, ["B_medic_F"]];</text:p>
          </table:table-cell>
          <table:table-cell office:value-type="string">
            <text:p>T_INF_medic</text:p>
          </table:table-cell>
          <table:table-cell/>
          <table:table-cell office:value-type="string">
            <text:p>B_medi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9];&quot;, [&quot;;[.E19];[.D19];[.E19];&quot;]];&quot;)" office:value-type="string" office:string-value="_inf set [T_INF_engineer, [&quot;B_engineer_F&quot;]];">
            <text:p>_inf set [T_INF_engineer, ["B_engineer_F"]];</text:p>
          </table:table-cell>
          <table:table-cell office:value-type="string">
            <text:p>T_INF_engineer</text:p>
          </table:table-cell>
          <table:table-cell/>
          <table:table-cell office:value-type="string">
            <text:p>B_engine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0];&quot;, [&quot;;[.E20];[.D20];[.E20];&quot;]];&quot;)" office:value-type="string" office:string-value="_inf set [T_INF_crew, [&quot;B_crew_F&quot;]];">
            <text:p>_inf set [T_INF_crew, ["B_crew_F"]];</text:p>
          </table:table-cell>
          <table:table-cell office:value-type="string">
            <text:p>T_INF_crew</text:p>
          </table:table-cell>
          <table:table-cell/>
          <table:table-cell office:value-type="string">
            <text:p>B_crew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1];&quot;, [&quot;;[.E21];[.D21];[.E21];&quot;]];&quot;)" office:value-type="string" office:string-value="_inf set [T_INF_crew_heli, [&quot;B_helicrew_F&quot;]];">
            <text:p>_inf set [T_INF_crew_heli, ["B_helicrew_F"]];</text:p>
          </table:table-cell>
          <table:table-cell office:value-type="string">
            <text:p>T_INF_crew_heli</text:p>
          </table:table-cell>
          <table:table-cell/>
          <table:table-cell office:value-type="string">
            <text:p>B_helicrew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2];&quot;, [&quot;;[.E22];[.D22];[.E22];&quot;]];&quot;)" office:value-type="string" office:string-value="_inf set [T_INF_pilot, [&quot;B_Fighter_Pilot_F&quot;]];">
            <text:p>_inf set [T_INF_pilot, ["B_Fighter_Pilot_F"]];</text:p>
          </table:table-cell>
          <table:table-cell office:value-type="string">
            <text:p>T_INF_pilot</text:p>
          </table:table-cell>
          <table:table-cell/>
          <table:table-cell office:value-type="string">
            <text:p>B_Fighter_Pilo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3];&quot;, [&quot;;[.E23];[.D23];[.E23];&quot;]];&quot;)" office:value-type="string" office:string-value="_inf set [T_INF_pilot_heli, [&quot;B_Helipilot_F&quot;]];">
            <text:p>_inf set [T_INF_pilot_heli, ["B_Helipilot_F"]];</text:p>
          </table:table-cell>
          <table:table-cell office:value-type="string">
            <text:p>T_INF_pilot_heli</text:p>
          </table:table-cell>
          <table:table-cell/>
          <table:table-cell office:value-type="string">
            <text:p>B_Helipilo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4];&quot;, [&quot;;[.E24];[.D24];[.E24];&quot;]];&quot;)" office:value-type="string" office:string-value="_inf set [T_INF_survivor, [&quot;B_Survivor_F&quot;]];">
            <text:p>_inf set [T_INF_survivor, ["B_Survivor_F"]];</text:p>
          </table:table-cell>
          <table:table-cell office:value-type="string">
            <text:p>T_INF_survivor</text:p>
          </table:table-cell>
          <table:table-cell/>
          <table:table-cell office:value-type="string">
            <text:p>B_Survivo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5];&quot;, [&quot;;[.E25];[.D25];[.E25];&quot;]];&quot;)" office:value-type="string" office:string-value="_inf set [T_INF_unarmed, [&quot;B_Soldier_unarmed_F&quot;]];">
            <text:p>_inf set [T_INF_unarmed, ["B_Soldier_unarmed_F"]];</text:p>
          </table:table-cell>
          <table:table-cell office:value-type="string">
            <text:p>T_INF_unarmed</text:p>
          </table:table-cell>
          <table:table-cell/>
          <table:table-cell office:value-type="string">
            <text:p>B_Soldier_un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7];&quot;, [&quot;;[.E27];[.D27];[.E27];&quot;]];&quot;)" office:value-type="string" office:string-value="_inf set [T_INF_recon_TL, [&quot;B_recon_TL_F&quot;]];">
            <text:p>_inf set [T_INF_recon_TL, ["B_recon_TL_F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B_recon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8];&quot;, [&quot;;[.E28];[.D28];[.E28];&quot;]];&quot;)" office:value-type="string" office:string-value="_inf set [T_INF_recon_rifleman, [&quot;B_recon_F&quot;]];">
            <text:p>_inf set [T_INF_recon_rifleman, ["B_recon_F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B_rec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9];&quot;, [&quot;;[.E29];[.D29];[.E29];&quot;]];&quot;)" office:value-type="string" office:string-value="_inf set [T_INF_recon_medic, [&quot;B_recon_medic_F&quot;]];">
            <text:p>_inf set [T_INF_recon_medic, ["B_recon_medic_F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B_recon_medi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0];&quot;, [&quot;;[.E30];[.D30];[.E30];&quot;]];&quot;)" office:value-type="string" office:string-value="_inf set [T_INF_recon_exp, [&quot;B_recon_exp_F&quot;]];">
            <text:p>_inf set [T_INF_recon_exp, ["B_recon_exp_F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B_recon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1];&quot;, [&quot;;[.E31];[.D31];[.E31];&quot;]];&quot;)" office:value-type="string" office:string-value="_inf set [T_INF_recon_LAT, [&quot;B_recon_LAT_F&quot;]];">
            <text:p>_inf set [T_INF_recon_LAT, ["B_recon_LAT_F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B_recon_L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2];&quot;, [&quot;;[.E32];[.D32];[.E32];&quot;]];&quot;)" office:value-type="string" office:string-value="_inf set [T_INF_recon_marksman, [&quot;B_recon_M_F&quot;]];">
            <text:p>_inf set [T_INF_recon_marksman, ["B_recon_M_F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B_recon_M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3];&quot;, [&quot;;[.E33];[.D33];[.E33];&quot;]];&quot;)" office:value-type="string" office:string-value="_inf set [T_INF_recon_JTAC, [&quot;B_recon_JTAC_F&quot;]];">
            <text:p>_inf set [T_INF_recon_JTAC, ["B_recon_JTAC_F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B_recon_JTA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5];&quot;, [&quot;;[.E35];[.D35];[.E35];&quot;]];&quot;)" office:value-type="string" office:string-value="_inf set [T_INF_diver_TL, [&quot;B_diver_TL_F&quot;]];">
            <text:p>_inf set [T_INF_diver_TL, ["B_diver_TL_F"]];</text:p>
          </table:table-cell>
          <table:table-cell office:value-type="string">
            <text:p>T_INF_diver_TL</text:p>
          </table:table-cell>
          <table:table-cell/>
          <table:table-cell office:value-type="string">
            <text:p>B_div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6];&quot;, [&quot;;[.E36];[.D36];[.E36];&quot;]];&quot;)" office:value-type="string" office:string-value="_inf set [T_INF_diver_rifleman, [&quot;B_diver_F&quot;]];">
            <text:p>_inf set [T_INF_diver_rifleman, ["B_diver_F"]];</text:p>
          </table:table-cell>
          <table:table-cell office:value-type="string">
            <text:p>T_INF_diver_rifleman</text:p>
          </table:table-cell>
          <table:table-cell/>
          <table:table-cell office:value-type="string">
            <text:p>B_div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7];&quot;, [&quot;;[.E37];[.D37];[.E37];&quot;]];&quot;)" office:value-type="string" office:string-value="_inf set [T_INF_diver_exp, [&quot;B_diver_exp_F&quot;]];">
            <text:p>_inf set [T_INF_diver_exp, ["B_diver_exp_F"]];</text:p>
          </table:table-cell>
          <table:table-cell office:value-type="string">
            <text:p>T_INF_diver_exp</text:p>
          </table:table-cell>
          <table:table-cell/>
          <table:table-cell office:value-type="string">
            <text:p>B_div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and Dron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2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veh set [&quot;;[.B2];&quot;, [&quot;;[.E2];[.D2];[.E2];&quot;]];&quot;)" office:value-type="string" office:string-value="_veh set [T_VEH_default, [&quot;B_MRAP_01_F&quot;]];">
            <text:p>_veh set [T_VEH_default, ["B_MRAP_01_F"]];</text:p>
          </table:table-cell>
          <table:table-cell office:value-type="string">
            <text:p>T_VEH_default</text:p>
          </table:table-cell>
          <table:table-cell/>
          <table:table-cell office:value-type="string">
            <text:p>B_MRAP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];&quot;, [&quot;;[.E3];[.D3];[.E3];&quot;]];&quot;)" office:value-type="string" office:string-value="_veh set [T_VEH_car_unarmed, [&quot;B_MRAP_01_F&quot;]];">
            <text:p>_veh set [T_VEH_car_unarmed, ["B_MRAP_01_F"]];</text:p>
          </table:table-cell>
          <table:table-cell office:value-type="string">
            <text:p>T_VEH_car_unarmed</text:p>
          </table:table-cell>
          <table:table-cell/>
          <table:table-cell office:value-type="string">
            <text:p>B_MRAP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];&quot;, [&quot;;[.E4];[.D4];[.E4];&quot;]];&quot;)" office:value-type="string" office:string-value="_veh set [T_VEH_car_armed, [&quot;B_MRAP_01_hmg_F&quot;]];">
            <text:p>_veh set [T_VEH_car_armed, ["B_MRAP_01_hmg_F"]];</text:p>
          </table:table-cell>
          <table:table-cell office:value-type="string">
            <text:p>T_VEH_car_armed</text:p>
          </table:table-cell>
          <table:table-cell/>
          <table:table-cell office:value-type="string">
            <text:p>B_MRAP_01_h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5];&quot;, [&quot;;[.E5];[.D5];[.E5];&quot;]];&quot;)" office:value-type="string" office:string-value="_veh set [T_VEH_MRAP_unarmed, [&quot;B_MRAP_01_F&quot;]];">
            <text:p>_veh set [T_VEH_MRAP_unarmed, ["B_MRAP_01_F"]];</text:p>
          </table:table-cell>
          <table:table-cell office:value-type="string">
            <text:p>T_VEH_MRAP_unarmed</text:p>
          </table:table-cell>
          <table:table-cell/>
          <table:table-cell office:value-type="string">
            <text:p>B_MRAP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6];&quot;, [&quot;;[.E6];[.D6];[.E6];&quot;]];&quot;)" office:value-type="string" office:string-value="_veh set [T_VEH_MRAP_HMG, [&quot;B_MRAP_01_hmg_F&quot;]];">
            <text:p>_veh set [T_VEH_MRAP_HMG, ["B_MRAP_01_hmg_F"]];</text:p>
          </table:table-cell>
          <table:table-cell office:value-type="string">
            <text:p>T_VEH_MRAP_HMG</text:p>
          </table:table-cell>
          <table:table-cell/>
          <table:table-cell office:value-type="string">
            <text:p>B_MRAP_01_h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7];&quot;, [&quot;;[.E7];[.D7];[.E7];&quot;]];&quot;)" office:value-type="string" office:string-value="_veh set [T_VEH_MRAP_GMG, [&quot;B_MRAP_01_gmg_F&quot;]];">
            <text:p>_veh set [T_VEH_MRAP_GMG, ["B_MRAP_01_gmg_F"]];</text:p>
          </table:table-cell>
          <table:table-cell office:value-type="string">
            <text:p>T_VEH_MRAP_GMG</text:p>
          </table:table-cell>
          <table:table-cell/>
          <table:table-cell office:value-type="string">
            <text:p>B_MRAP_01_g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8];&quot;, [&quot;;[.E8];[.D8];[.E8];&quot;]];&quot;)" office:value-type="string" office:string-value="_veh set [T_VEH_IFV, [&quot;B_APC_Wheeled_01_cannon_F&quot;]];">
            <text:p>_veh set [T_VEH_IFV, ["B_APC_Wheeled_01_cannon_F"]];</text:p>
          </table:table-cell>
          <table:table-cell office:value-type="string">
            <text:p>T_VEH_IFV</text:p>
          </table:table-cell>
          <table:table-cell/>
          <table:table-cell office:value-type="string">
            <text:p>B_APC_Wheeled_01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9];&quot;, [&quot;;[.E9];[.D9];[.E9];&quot;]];&quot;)" office:value-type="string" office:string-value="_veh set [T_VEH_APC, [&quot;B_APC_Wheeled_01_cannon_F&quot;]];">
            <text:p>_veh set [T_VEH_APC, ["B_APC_Wheeled_01_cannon_F"]];</text:p>
          </table:table-cell>
          <table:table-cell office:value-type="string">
            <text:p>T_VEH_APC</text:p>
          </table:table-cell>
          <table:table-cell/>
          <table:table-cell office:value-type="string">
            <text:p>B_APC_Wheeled_01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0];&quot;, [&quot;;[.E10];[.D10];[.E10];&quot;]];&quot;)" office:value-type="string" office:string-value="_veh set [T_VEH_MBT, [&quot;B_MBT_01_TUSK_F&quot;]];">
            <text:p>_veh set [T_VEH_MBT, ["B_MBT_01_TUSK_F"]];</text:p>
          </table:table-cell>
          <table:table-cell office:value-type="string">
            <text:p>T_VEH_MBT</text:p>
          </table:table-cell>
          <table:table-cell/>
          <table:table-cell office:value-type="string">
            <text:p>B_MBT_01_TUSK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1];&quot;, [&quot;;[.E11];[.D11];[.E11];&quot;]];&quot;)" office:value-type="string" office:string-value="_veh set [T_VEH_MRLS, [&quot;B_MBT_01_mlrs_F&quot;]];">
            <text:p>_veh set [T_VEH_MRLS, ["B_MBT_01_mlrs_F"]];</text:p>
          </table:table-cell>
          <table:table-cell office:value-type="string">
            <text:p>T_VEH_MRLS</text:p>
          </table:table-cell>
          <table:table-cell/>
          <table:table-cell office:value-type="string">
            <text:p>B_MBT_01_mlr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2];&quot;, [&quot;;[.E12];[.D12];[.E12];&quot;]];&quot;)" office:value-type="string" office:string-value="_veh set [T_VEH_SPA, [&quot;B_MBT_01_arty_F&quot;]];">
            <text:p>_veh set [T_VEH_SPA, ["B_MBT_01_arty_F"]];</text:p>
          </table:table-cell>
          <table:table-cell office:value-type="string">
            <text:p>T_VEH_SPA</text:p>
          </table:table-cell>
          <table:table-cell/>
          <table:table-cell office:value-type="string">
            <text:p>B_MBT_01_arty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3];&quot;, [&quot;;[.E13];[.D13];[.E13];&quot;]];&quot;)" office:value-type="string" office:string-value="_veh set [T_VEH_SPAA, [&quot;B_APC_Tracked_01_AA_F&quot;]];">
            <text:p>_veh set [T_VEH_SPAA, ["B_APC_Tracked_01_AA_F"]];</text:p>
          </table:table-cell>
          <table:table-cell office:value-type="string">
            <text:p>T_VEH_SPAA</text:p>
          </table:table-cell>
          <table:table-cell/>
          <table:table-cell office:value-type="string">
            <text:p>B_APC_Tracked_01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4];&quot;, [&quot;;[.E14];[.D14];[.E14];&quot;]];&quot;)" office:value-type="string" office:string-value="_veh set [T_VEH_stat_HMG_high, [&quot;B_HMG_01_high_F&quot;]];">
            <text:p>_veh set [T_VEH_stat_HMG_high, ["B_HMG_01_high_F"]];</text:p>
          </table:table-cell>
          <table:table-cell office:value-type="string">
            <text:p>T_VEH_stat_HMG_high</text:p>
          </table:table-cell>
          <table:table-cell/>
          <table:table-cell office:value-type="string">
            <text:p>B_HMG_01_high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5];&quot;, [&quot;;[.E15];[.D15];[.E15];&quot;]];&quot;)" office:value-type="string" office:string-value="_veh set [T_VEH_stat_GMG_high, [&quot;B_GMG_01_high_F&quot;]];">
            <text:p>_veh set [T_VEH_stat_GMG_high, ["B_GMG_01_high_F"]];</text:p>
          </table:table-cell>
          <table:table-cell office:value-type="string">
            <text:p>T_VEH_stat_GMG_high</text:p>
          </table:table-cell>
          <table:table-cell/>
          <table:table-cell office:value-type="string">
            <text:p>B_GMG_01_high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6];&quot;, [&quot;;[.E16];[.D16];[.E16];&quot;]];&quot;)" office:value-type="string" office:string-value="_veh set [T_VEH_stat_HMG_low, [&quot;B_HMG_01_F&quot;]];">
            <text:p>_veh set [T_VEH_stat_HMG_low, ["B_HMG_01_F"]];</text:p>
          </table:table-cell>
          <table:table-cell office:value-type="string">
            <text:p>T_VEH_stat_HMG_low</text:p>
          </table:table-cell>
          <table:table-cell/>
          <table:table-cell office:value-type="string">
            <text:p>B_HMG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7];&quot;, [&quot;;[.E17];[.D17];[.E17];&quot;]];&quot;)" office:value-type="string" office:string-value="_veh set [T_VEH_stat_GMG_low, [&quot;B_GMG_01_F&quot;]];">
            <text:p>_veh set [T_VEH_stat_GMG_low, ["B_GMG_01_F"]];</text:p>
          </table:table-cell>
          <table:table-cell office:value-type="string">
            <text:p>T_VEH_stat_GMG_low</text:p>
          </table:table-cell>
          <table:table-cell/>
          <table:table-cell office:value-type="string">
            <text:p>B_GMG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8];&quot;, [&quot;;[.E18];[.D18];[.E18];&quot;]];&quot;)" office:value-type="string" office:string-value="_veh set [T_VEH_stat_AA, [&quot;B_static_AA_F&quot;]];">
            <text:p>_veh set [T_VEH_stat_AA, ["B_static_AA_F"]];</text:p>
          </table:table-cell>
          <table:table-cell office:value-type="string">
            <text:p>T_VEH_stat_AA</text:p>
          </table:table-cell>
          <table:table-cell/>
          <table:table-cell office:value-type="string">
            <text:p>B_static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9];&quot;, [&quot;;[.E19];[.D19];[.E19];&quot;]];&quot;)" office:value-type="string" office:string-value="_veh set [T_VEH_stat_AT, [&quot;B_static_AT_F&quot;]];">
            <text:p>_veh set [T_VEH_stat_AT, ["B_static_AT_F"]];</text:p>
          </table:table-cell>
          <table:table-cell office:value-type="string">
            <text:p>T_VEH_stat_AT</text:p>
          </table:table-cell>
          <table:table-cell/>
          <table:table-cell office:value-type="string">
            <text:p>B_static_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0];&quot;, [&quot;;[.E20];[.D20];[.E20];&quot;]];&quot;)" office:value-type="string" office:string-value="_veh set [T_VEH_stat_mortar_light, [&quot;B_Mortar_01_F&quot;]];">
            <text:p>_veh set [T_VEH_stat_mortar_light, ["B_Mortar_01_F"]];</text:p>
          </table:table-cell>
          <table:table-cell office:value-type="string">
            <text:p>T_VEH_stat_mortar_light</text:p>
          </table:table-cell>
          <table:table-cell/>
          <table:table-cell office:value-type="string">
            <text:p>B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1];&quot;, [&quot;;[.E21];[.D21];[.E21];&quot;]];&quot;)" office:value-type="string" office:string-value="_veh set [T_VEH_stat_mortar_heavy, [&quot;B_Mortar_01_F&quot;]];">
            <text:p>_veh set [T_VEH_stat_mortar_heavy, ["B_Mortar_01_F"]];</text:p>
          </table:table-cell>
          <table:table-cell office:value-type="string">
            <text:p>T_VEH_stat_mortar_heavy</text:p>
          </table:table-cell>
          <table:table-cell/>
          <table:table-cell office:value-type="string">
            <text:p>B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2];&quot;, [&quot;;[.E22];[.D22];[.E22];&quot;]];&quot;)" office:value-type="string" office:string-value="_veh set [T_VEH_heli_light, [&quot;B_Heli_Light_01_F&quot;]];">
            <text:p>_veh set [T_VEH_heli_light, ["B_Heli_Light_01_F"]];</text:p>
          </table:table-cell>
          <table:table-cell office:value-type="string">
            <text:p>T_VEH_heli_light</text:p>
          </table:table-cell>
          <table:table-cell/>
          <table:table-cell office:value-type="string">
            <text:p>B_Heli_Ligh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3];&quot;, [&quot;;[.E23];[.D23];[.E23];&quot;]];&quot;)" office:value-type="string" office:string-value="_veh set [T_VEH_heli_heavy, [&quot;B_Heli_Transport_01_F&quot;]];">
            <text:p>_veh set [T_VEH_heli_heavy, ["B_Heli_Transport_01_F"]];</text:p>
          </table:table-cell>
          <table:table-cell office:value-type="string">
            <text:p>T_VEH_heli_heavy</text:p>
          </table:table-cell>
          <table:table-cell/>
          <table:table-cell office:value-type="string">
            <text:p>B_Heli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4];&quot;, [&quot;;[.E24];[.D24];[.E24];&quot;]];&quot;)" office:value-type="string" office:string-value="_veh set [T_VEH_heli_cargo, [&quot;B_Heli_Transport_03_unarmed_F&quot;]];">
            <text:p>_veh set [T_VEH_heli_cargo, ["B_Heli_Transport_03_unarmed_F"]];</text:p>
          </table:table-cell>
          <table:table-cell office:value-type="string">
            <text:p>T_VEH_heli_cargo</text:p>
          </table:table-cell>
          <table:table-cell/>
          <table:table-cell office:value-type="string">
            <text:p>B_Heli_Transport_03_un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5];&quot;, [&quot;;[.E25];[.D25];[.E25];&quot;]];&quot;)" office:value-type="string" office:string-value="_veh set [T_VEH_heli_attack, [&quot;B_Heli_Attack_01_dynamicLoadout_F&quot;]];">
            <text:p>_veh set [T_VEH_heli_attack, ["B_Heli_Attack_01_dynamicLoadout_F"]];</text:p>
          </table:table-cell>
          <table:table-cell office:value-type="string">
            <text:p>T_VEH_heli_attack</text:p>
          </table:table-cell>
          <table:table-cell/>
          <table:table-cell office:value-type="string">
            <text:p>B_Heli_Attack_01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6];&quot;, [&quot;;[.E26];[.D26];[.E26];&quot;]];&quot;)" office:value-type="string" office:string-value="_veh set [T_VEH_plane_attack, [&quot;B_Plane_CAS_01_dynamicLoadout_F&quot;]];">
            <text:p>_veh set [T_VEH_plane_attack, ["B_Plane_CAS_01_dynamicLoadout_F"]];</text:p>
          </table:table-cell>
          <table:table-cell office:value-type="string">
            <text:p>T_VEH_plane_attack</text:p>
          </table:table-cell>
          <table:table-cell/>
          <table:table-cell office:value-type="string">
            <text:p>B_Plane_CAS_01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7];&quot;, [&quot;;[.E27];[.D27];[.E27];&quot;]];&quot;)" office:value-type="string" office:string-value="_veh set [T_VEH_plane_fighter , [&quot;B_Plane_Fighter_01_F&quot;]];">
            <text:p>_veh set [T_VEH_plane_fighter , ["B_Plane_Fighter_01_F"]];</text:p>
          </table:table-cell>
          <table:table-cell office:value-type="string">
            <text:p>T_VEH_plane_fighter </text:p>
          </table:table-cell>
          <table:table-cell/>
          <table:table-cell office:value-type="string">
            <text:p>B_Plane_Fighte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8];&quot;, [&quot;;[.E28];[.D28];[.E28];&quot;]];&quot;)" office:value-type="string" office:string-value="_veh set [T_VEH_plane_cargo, [&quot; &quot;]];">
            <text:p>_veh set [T_VEH_plane_cargo, [" "]];</text:p>
          </table:table-cell>
          <table:table-cell office:value-type="string">
            <text:p>T_VEH_plane_cargo</text:p>
          </table:table-cell>
          <table:table-cell/>
          <table:table-cell office:value-type="string">
            <text:p><text:s/>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9];&quot;, [&quot;;[.E29];[.D29];[.E29];&quot;]];&quot;)" office:value-type="string" office:string-value="_veh set [T_VEH_plane_unarmed , [&quot; &quot;]];">
            <text:p>_veh set [T_VEH_plane_unarmed , [" "]];</text:p>
          </table:table-cell>
          <table:table-cell office:value-type="string">
            <text:p>T_VEH_plane_unarmed </text:p>
          </table:table-cell>
          <table:table-cell/>
          <table:table-cell office:value-type="string">
            <text:p><text:s/>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0];&quot;, [&quot;;[.E30];[.D30];[.E30];&quot;]];&quot;)" office:value-type="string" office:string-value="_veh set [T_VEH_plane_VTOL, [&quot; &quot;]];">
            <text:p>_veh set [T_VEH_plane_VTOL, [" "]];</text:p>
          </table:table-cell>
          <table:table-cell office:value-type="string">
            <text:p>T_VEH_plane_VTOL</text:p>
          </table:table-cell>
          <table:table-cell/>
          <table:table-cell office:value-type="string">
            <text:p><text:s/>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1];&quot;, [&quot;;[.E31];[.D31];[.E31];&quot;]];&quot;)" office:value-type="string" office:string-value="_veh set [T_VEH_boat_unarmed, [&quot;B_Boat_Transport_01_F&quot;]];">
            <text:p>_veh set [T_VEH_boat_unarmed, ["B_Boat_Transport_01_F"]];</text:p>
          </table:table-cell>
          <table:table-cell office:value-type="string">
            <text:p>T_VEH_boat_unarmed</text:p>
          </table:table-cell>
          <table:table-cell/>
          <table:table-cell office:value-type="string">
            <text:p>B_Boat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2];&quot;, [&quot;;[.E32];[.D32];[.E32];&quot;]];&quot;)" office:value-type="string" office:string-value="_veh set [T_VEH_boat_armed, [&quot;B_Boat_Armed_01_minigun_F&quot;]];">
            <text:p>_veh set [T_VEH_boat_armed, ["B_Boat_Armed_01_minigun_F"]];</text:p>
          </table:table-cell>
          <table:table-cell office:value-type="string">
            <text:p>T_VEH_boat_armed</text:p>
          </table:table-cell>
          <table:table-cell/>
          <table:table-cell office:value-type="string">
            <text:p>B_Boat_Armed_01_minigu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3];&quot;, [&quot;;[.E33];[.D33];[.E33];&quot;]];&quot;)" office:value-type="string" office:string-value="_veh set [T_VEH_personal, [&quot;B_Quadbike_01_F&quot;]];">
            <text:p>_veh set [T_VEH_personal, ["B_Quadbike_01_F"]];</text:p>
          </table:table-cell>
          <table:table-cell office:value-type="string">
            <text:p>T_VEH_personal</text:p>
          </table:table-cell>
          <table:table-cell/>
          <table:table-cell office:value-type="string">
            <text:p>B_Quadbike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4];&quot;, [&quot;;[.E34];[.D34];[.E34];&quot;]];&quot;)" office:value-type="string" office:string-value="_veh set [T_VEH_truck_inf, [&quot;B_Truck_01_covered_F&quot;]];">
            <text:p>_veh set [T_VEH_truck_inf, ["B_Truck_01_covered_F"]];</text:p>
          </table:table-cell>
          <table:table-cell office:value-type="string">
            <text:p>T_VEH_truck_inf</text:p>
          </table:table-cell>
          <table:table-cell/>
          <table:table-cell office:value-type="string">
            <text:p>B_Truck_01_cover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5];&quot;, [&quot;;[.E35];[.D35];[.E35];&quot;]];&quot;)" office:value-type="string" office:string-value="_veh set [T_VEH_truck_cargo, [&quot;B_Truck_01_transport_F&quot;]];">
            <text:p>_veh set [T_VEH_truck_cargo, ["B_Truck_01_transport_F"]];</text:p>
          </table:table-cell>
          <table:table-cell office:value-type="string">
            <text:p>T_VEH_truck_cargo</text:p>
          </table:table-cell>
          <table:table-cell/>
          <table:table-cell office:value-type="string">
            <text:p>B_Truck_01_transpor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6];&quot;, [&quot;;[.E36];[.D36];[.E36];&quot;]];&quot;)" office:value-type="string" office:string-value="_veh set [T_VEH_truck_ammo, [&quot;B_Truck_01_ammo_F&quot;]];">
            <text:p>_veh set [T_VEH_truck_ammo, ["B_Truck_01_ammo_F"]];</text:p>
          </table:table-cell>
          <table:table-cell office:value-type="string">
            <text:p>T_VEH_truck_ammo</text:p>
          </table:table-cell>
          <table:table-cell/>
          <table:table-cell office:value-type="string">
            <text:p>B_Truck_01_ammo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7];&quot;, [&quot;;[.E37];[.D37];[.E37];&quot;]];&quot;)" office:value-type="string" office:string-value="_veh set [T_VEH_truck_repair, [&quot;B_Truck_01_Repair_F&quot;]];">
            <text:p>_veh set [T_VEH_truck_repair, ["B_Truck_01_Repair_F"]];</text:p>
          </table:table-cell>
          <table:table-cell office:value-type="string">
            <text:p>T_VEH_truck_repair</text:p>
          </table:table-cell>
          <table:table-cell/>
          <table:table-cell office:value-type="string">
            <text:p>B_Truck_01_Repai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8];&quot;, [&quot;;[.E38];[.D38];[.E38];&quot;]];&quot;)" office:value-type="string" office:string-value="_veh set [T_VEH_truck_medical , [&quot;B_Truck_01_medical_F&quot;]];">
            <text:p>_veh set [T_VEH_truck_medical , ["B_Truck_01_medical_F"]];</text:p>
          </table:table-cell>
          <table:table-cell office:value-type="string">
            <text:p>T_VEH_truck_medical </text:p>
          </table:table-cell>
          <table:table-cell/>
          <table:table-cell office:value-type="string">
            <text:p>B_Truck_01_medica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9];&quot;, [&quot;;[.E39];[.D39];[.E39];&quot;]];&quot;)" office:value-type="string" office:string-value="_veh set [T_VEH_truck_fuel, [&quot;B_Truck_01_fuel_F&quot;]];">
            <text:p>_veh set [T_VEH_truck_fuel, ["B_Truck_01_fuel_F"]];</text:p>
          </table:table-cell>
          <table:table-cell office:value-type="string">
            <text:p>T_VEH_truck_fuel</text:p>
          </table:table-cell>
          <table:table-cell/>
          <table:table-cell office:value-type="string">
            <text:p>B_Truck_01_fue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0];&quot;, [&quot;;[.E40];[.D40];[.E40];&quot;]];&quot;)" office:value-type="string" office:string-value="_veh set [T_VEH_submarine, [&quot;B_SDV_01_F&quot;]];">
            <text:p>_veh set [T_VEH_submarine, ["B_SDV_01_F"]];</text:p>
          </table:table-cell>
          <table:table-cell office:value-type="string">
            <text:p>T_VEH_submarine</text:p>
          </table:table-cell>
          <table:table-cell/>
          <table:table-cell office:value-type="string">
            <text:p>B_SD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2];&quot;, [&quot;;[.E42];[.D42];[.E42];&quot;]];&quot;)" office:value-type="string" office:string-value="_drone set [T_DRONE_default , [&quot;B_UAV_01_F&quot;]];">
            <text:p>_drone set [T_DRONE_default , ["B_UAV_01_F"]];</text:p>
          </table:table-cell>
          <table:table-cell office:value-type="string">
            <text:p>T_DRONE_default 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3];&quot;, [&quot;;[.E43];[.D43];[.E43];&quot;]];&quot;)" office:value-type="string" office:string-value="_drone set [T_DRONE_UGV_unarmed, [&quot;B_UGV_01_F&quot;]];">
            <text:p>_drone set [T_DRONE_UGV_unarmed, ["B_UGV_01_F"]];</text:p>
          </table:table-cell>
          <table:table-cell office:value-type="string">
            <text:p>T_DRONE_UGV_unarmed</text:p>
          </table:table-cell>
          <table:table-cell/>
          <table:table-cell office:value-type="string">
            <text:p>B_UG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5">
          <table:table-cell table:formula="of:=CONCATENATE(&quot;_drone set [&quot;;[.B44];&quot;, [&quot;;[.E44];[.D44];[.E44];&quot;]];&quot;)" office:value-type="string" office:string-value="_drone set [T_DRONE_UGV_armed, [&quot;B_UGV_01_rcws_F&quot;]];">
            <text:p>_drone set [T_DRONE_UGV_armed, ["B_UGV_01_rcws_F"]];</text:p>
          </table:table-cell>
          <table:table-cell office:value-type="string">
            <text:p>T_DRONE_UGV_armed</text:p>
          </table:table-cell>
          <table:table-cell/>
          <table:table-cell office:value-type="string">
            <text:p>B_UGV_01_rcw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5">
          <table:table-cell table:formula="of:=CONCATENATE(&quot;_drone set [&quot;;[.B45];&quot;, [&quot;;[.E45];[.D45];[.E45];&quot;]];&quot;)" office:value-type="string" office:string-value="_drone set [T_DRONE_plane_attack, [&quot;B_UAV_02_dynamicLoadout_F&quot;]];">
            <text:p>_drone set [T_DRONE_plane_attack, ["B_UAV_02_dynamicLoadout_F"]];</text:p>
          </table:table-cell>
          <table:table-cell office:value-type="string">
            <text:p>T_DRONE_plane_attack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5">
          <table:table-cell table:formula="of:=CONCATENATE(&quot;_drone set [&quot;;[.B46];&quot;, [&quot;;[.E46];[.D46];[.E46];&quot;]];&quot;)" office:value-type="string" office:string-value="_drone set [T_DRONE_plane_unarmed, [&quot;B_UAV_02_dynamicLoadout_F&quot;]];">
            <text:p>_drone set [T_DRONE_plane_unarmed, ["B_UAV_02_dynamicLoadout_F"]];</text:p>
          </table:table-cell>
          <table:table-cell office:value-type="string">
            <text:p>T_DRONE_plane_unarmed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5">
          <table:table-cell table:formula="of:=CONCATENATE(&quot;_drone set [&quot;;[.B47];&quot;, [&quot;;[.E47];[.D47];[.E47];&quot;]];&quot;)" office:value-type="string" office:string-value="_drone set [T_DRONE_heli_attack, [&quot;B_T_UAV_03_dynamicLoadout_F&quot;]];">
            <text:p>_drone set [T_DRONE_heli_attack, ["B_T_UAV_03_dynamicLoadout_F"]];</text:p>
          </table:table-cell>
          <table:table-cell office:value-type="string">
            <text:p>T_DRONE_heli_attack</text:p>
          </table:table-cell>
          <table:table-cell/>
          <table:table-cell office:value-type="string">
            <text:p>B_T_UAV_03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5">
          <table:table-cell table:formula="of:=CONCATENATE(&quot;_drone set [&quot;;[.B48];&quot;, [&quot;;[.E48];[.D48];[.E48];&quot;]];&quot;)" office:value-type="string" office:string-value="_drone set [T_DRONE_quadcopter, [&quot;B_UAV_01_F&quot;]];">
            <text:p>_drone set [T_DRONE_quadcopter, ["B_UAV_01_F"]];</text:p>
          </table:table-cell>
          <table:table-cell office:value-type="string">
            <text:p>T_DRONE_quadcopter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5">
          <table:table-cell table:formula="of:=CONCATENATE(&quot;_drone set [&quot;;[.B49];&quot;, [&quot;;[.E49];[.D49];[.E49];&quot;]];&quot;)" office:value-type="string" office:string-value="_drone set [T_DRONE_designator, [&quot;B_Static_Designator_01_F&quot;]];">
            <text:p>_drone set [T_DRONE_designator, ["B_Static_Designator_01_F"]];</text:p>
          </table:table-cell>
          <table:table-cell office:value-type="string">
            <text:p>T_DRONE_designator</text:p>
          </table:table-cell>
          <table:table-cell/>
          <table:table-cell office:value-type="string">
            <text:p>B_Static_Designato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0];&quot;, [&quot;;[.E50];[.D50];[.E50];&quot;]];&quot;)" office:value-type="string" office:string-value="_drone set [T_DRONE_stat_HMG_low, [&quot;B_HMG_01_A_F&quot;]];">
            <text:p>_drone set [T_DRONE_stat_HMG_low, ["B_HMG_01_A_F"]];</text:p>
          </table:table-cell>
          <table:table-cell office:value-type="string">
            <text:p>T_DRONE_stat_HMG_low</text:p>
          </table:table-cell>
          <table:table-cell/>
          <table:table-cell office:value-type="string">
            <text:p>B_H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1];&quot;, [&quot;;[.E51];[.D51];[.E51];&quot;]];&quot;)" office:value-type="string" office:string-value="_drone set [T_DRONE_stat_GMG_low, [&quot;B_GMG_01_A_F&quot;]];">
            <text:p>_drone set [T_DRONE_stat_GMG_low, ["B_GMG_01_A_F"]];</text:p>
          </table:table-cell>
          <table:table-cell office:value-type="string">
            <text:p>T_DRONE_stat_GMG_low</text:p>
          </table:table-cell>
          <table:table-cell/>
          <table:table-cell office:value-type="string">
            <text:p>B_G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2];&quot;, [&quot;;[.E52];[.D52];[.E52];&quot;]];&quot;)" office:value-type="string" office:string-value="_drone set [T_DRONE_stat_AA, [&quot;&quot;]];">
            <text:p>_drone set [T_DRONE_stat_AA, [""]];</text:p>
          </table:table-cell>
          <table:table-cell office:value-type="string">
            <text:p>T_DRONE_stat_AA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s" table:style-name="ta1" table:print="false"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4" table:default-cell-style-name="ce2"/>
        <table:table-column table:style-name="co5" table:default-cell-style-name="ce5"/>
        <table:table-column table:style-name="co8" table:default-cell-style-name="ce7"/>
        <table:table-column table:style-name="co5" table:number-columns-repeated="1018" table:default-cell-style-name="ce2"/>
        <table:table-row table:style-name="ro4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4">
          <table:table-cell table:style-name="ce6" table:formula="of:=CONCATENATE(&quot;_group set [&quot;;[.B2];&quot;, [&quot;;[.F2];[.D2];[.E2];&quot;]];&quot;)" office:value-type="string" office:string-value="_group set [T_GROUP_default, [configfile &gt;&gt; &quot;CfgGroups&quot; &gt;&gt; &quot;West&quot; &gt;&gt; &quot;BLU_F&quot; &gt;&gt; &quot;Infantry&quot; &gt;&gt; &quot;Bus_InfSquad&quot;]];">
            <text:p>_group set [T_GROUP_default, [configfile &gt;&gt; "CfgGroups" &gt;&gt; "West" &gt;&gt; "BLU_F" &gt;&gt; "Infantry" &gt;&gt; "Bus_InfSquad"]];</text:p>
          </table:table-cell>
          <table:table-cell office:value-type="string">
            <text:p>T_GROUP_default</text:p>
          </table:table-cell>
          <table:table-cell/>
          <table:table-cell office:value-type="string">
            <text:p>Bus_Inf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3];&quot;, [&quot;;[.F3];[.D3];[.E3];&quot;]];&quot;)" office:value-type="string" office:string-value="_group set [T_GROUP_inf_AA_team, [configfile &gt;&gt; &quot;CfgGroups&quot; &gt;&gt; &quot;West&quot; &gt;&gt; &quot;BLU_F&quot; &gt;&gt; &quot;Infantry&quot; &gt;&gt; &quot;BUS_InfTeam_AA&quot;]];">
            <text:p>_group set [T_GROUP_inf_AA_team, [configfile &gt;&gt; "CfgGroups" &gt;&gt; "West" &gt;&gt; "BLU_F" &gt;&gt; "Infantry" &gt;&gt; "BUS_InfTeam_AA"]];</text:p>
          </table:table-cell>
          <table:table-cell office:value-type="string">
            <text:p>T_GROUP_inf_AA_team</text:p>
          </table:table-cell>
          <table:table-cell/>
          <table:table-cell office:value-type="string">
            <text:p>BUS_InfTeam_AA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4];&quot;, [&quot;;[.F4];[.D4];[.E4];&quot;]];&quot;)" office:value-type="string" office:string-value="_group set [T_GROUP_inf_AT_team, [configfile &gt;&gt; &quot;CfgGroups&quot; &gt;&gt; &quot;West&quot; &gt;&gt; &quot;BLU_F&quot; &gt;&gt; &quot;Infantry&quot; &gt;&gt; &quot;BUS_InfTeam_AT&quot;]];">
            <text:p>_group set [T_GROUP_inf_AT_team, [configfile &gt;&gt; "CfgGroups" &gt;&gt; "West" &gt;&gt; "BLU_F" &gt;&gt; "Infantry" &gt;&gt; "BUS_InfTeam_AT"]];</text:p>
          </table:table-cell>
          <table:table-cell office:value-type="string">
            <text:p>T_GROUP_inf_AT_team</text:p>
          </table:table-cell>
          <table:table-cell/>
          <table:table-cell office:value-type="string">
            <text:p>BUS_InfTeam_A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5];&quot;, [&quot;;[.F5];[.D5];[.E5];&quot;]];&quot;)" office:value-type="string" office:string-value="_group set [T_GROUP_inf_rifle_squad, [configfile &gt;&gt; &quot;CfgGroups&quot; &gt;&gt; &quot;West&quot; &gt;&gt; &quot;BLU_F&quot; &gt;&gt; &quot;Infantry&quot; &gt;&gt; &quot;BUS_InfSquad&quot;]];">
            <text:p>_group set [T_GROUP_inf_rifle_squad, [configfile &gt;&gt; "CfgGroups" &gt;&gt; "West" &gt;&gt; "BLU_F" &gt;&gt; "Infantry" &gt;&gt; "BUS_InfSquad"]];</text:p>
          </table:table-cell>
          <table:table-cell office:value-type="string">
            <text:p>T_GROUP_inf_rifle_squad</text:p>
          </table:table-cell>
          <table:table-cell/>
          <table:table-cell office:value-type="string">
            <text:p>BUS_Inf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6];&quot;, [&quot;;[.F6];[.D6];[.E6];&quot;]];&quot;)" office:value-type="string" office:string-value="_group set [T_GROUP_inf_assault_squad, [configfile &gt;&gt; &quot;CfgGroups&quot; &gt;&gt; &quot;West&quot; &gt;&gt; &quot;BLU_F&quot; &gt;&gt; &quot;Infantry&quot; &gt;&gt; &quot;BUS_InfAssault&quot;]];">
            <text:p>_group set [T_GROUP_inf_assault_squad, [configfile &gt;&gt; "CfgGroups" &gt;&gt; "West" &gt;&gt; "BLU_F" &gt;&gt; "Infantry" &gt;&gt; "BUS_InfAssault"]];</text:p>
          </table:table-cell>
          <table:table-cell office:value-type="string">
            <text:p>T_GROUP_inf_assault_squad</text:p>
          </table:table-cell>
          <table:table-cell/>
          <table:table-cell office:value-type="string">
            <text:p>BUS_InfAssaul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7];&quot;, [&quot;;[.F7];[.D7];[.E7];&quot;]];&quot;)" office:value-type="string" office:string-value="_group set [T_GROUP_inf_weapons_squad, [configfile &gt;&gt; &quot;CfgGroups&quot; &gt;&gt; &quot;West&quot; &gt;&gt; &quot;BLU_F&quot; &gt;&gt; &quot;Infantry&quot; &gt;&gt; &quot;BUS_InfSquad_Weapons&quot;]];">
            <text:p>_group set [T_GROUP_inf_weapons_squad, [configfile &gt;&gt; "CfgGroups" &gt;&gt; "West" &gt;&gt; "BLU_F" &gt;&gt; "Infantry" &gt;&gt; "BUS_InfSquad_Weapons"]];</text:p>
          </table:table-cell>
          <table:table-cell office:value-type="string">
            <text:p>T_GROUP_inf_weapons_squad</text:p>
          </table:table-cell>
          <table:table-cell/>
          <table:table-cell office:value-type="string">
            <text:p>BUS_InfSquad_Weapons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8];&quot;, [&quot;;[.F8];[.D8];[.E8];&quot;]];&quot;)" office:value-type="string" office:string-value="_group set [T_GROUP_inf_fire_team, [configfile &gt;&gt; &quot;CfgGroups&quot; &gt;&gt; &quot;West&quot; &gt;&gt; &quot;BLU_F&quot; &gt;&gt; &quot;Infantry&quot; &gt;&gt; &quot;BUS_InfTeam&quot;]];">
            <text:p>_group set [T_GROUP_inf_fire_team, [configfile &gt;&gt; "CfgGroups" &gt;&gt; "West" &gt;&gt; "BLU_F" &gt;&gt; "Infantry" &gt;&gt; "BUS_InfTeam"]];</text:p>
          </table:table-cell>
          <table:table-cell office:value-type="string">
            <text:p>T_GROUP_inf_fire_team</text:p>
          </table:table-cell>
          <table:table-cell/>
          <table:table-cell office:value-type="string">
            <text:p>BUS_Inf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9];&quot;, [&quot;;[.F9];[.D9];[.E9];&quot;]];&quot;)" office:value-type="string" office:string-value="_group set [T_GROUP_inf_recon_patrol, [configfile &gt;&gt; &quot;CfgGroups&quot; &gt;&gt; &quot;West&quot; &gt;&gt; &quot;BLU_F&quot; &gt;&gt; &quot;Infantry&quot; &gt;&gt; &quot;BUS_ReconPatrol&quot;]];">
            <text:p>_group set [T_GROUP_inf_recon_patrol, [configfile &gt;&gt; "CfgGroups" &gt;&gt; "West" &gt;&gt; "BLU_F" &gt;&gt; "Infantry" &gt;&gt; "BUS_ReconPatrol"]];</text:p>
          </table:table-cell>
          <table:table-cell office:value-type="string">
            <text:p>T_GROUP_inf_recon_patrol</text:p>
          </table:table-cell>
          <table:table-cell/>
          <table:table-cell office:value-type="string">
            <text:p>BUS_ReconPatrol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0];&quot;, [&quot;;[.F10];[.D10];[.E10];&quot;]];&quot;)" office:value-type="string" office:string-value="_group set [T_GROUP_inf_recon_sentry, [configfile &gt;&gt; &quot;CfgGroups&quot; &gt;&gt; &quot;West&quot; &gt;&gt; &quot;BLU_F&quot; &gt;&gt; &quot;Infantry&quot; &gt;&gt; &quot;BUS_ReconSentry&quot;]];">
            <text:p>_group set [T_GROUP_inf_recon_sentry, [configfile &gt;&gt; "CfgGroups" &gt;&gt; "West" &gt;&gt; "BLU_F" &gt;&gt; "Infantry" &gt;&gt; "BUS_ReconSentry"]];</text:p>
          </table:table-cell>
          <table:table-cell office:value-type="string">
            <text:p>T_GROUP_inf_recon_sentry</text:p>
          </table:table-cell>
          <table:table-cell/>
          <table:table-cell office:value-type="string">
            <text:p>BUS_ReconSentry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1];&quot;, [&quot;;[.F11];[.D11];[.E11];&quot;]];&quot;)" office:value-type="string" office:string-value="_group set [T_GROUP_inf_recon_squad, [configfile &gt;&gt; &quot;CfgGroups&quot; &gt;&gt; &quot;West&quot; &gt;&gt; &quot;BLU_F&quot; &gt;&gt; &quot;Infantry&quot; &gt;&gt; &quot;BUS_ReconSquad&quot;]];">
            <text:p>_group set [T_GROUP_inf_recon_squad, [configfile &gt;&gt; "CfgGroups" &gt;&gt; "West" &gt;&gt; "BLU_F" &gt;&gt; "Infantry" &gt;&gt; "BUS_ReconSquad"]];</text:p>
          </table:table-cell>
          <table:table-cell office:value-type="string">
            <text:p>T_GROUP_inf_recon_squad</text:p>
          </table:table-cell>
          <table:table-cell/>
          <table:table-cell office:value-type="string">
            <text:p>BUS_Recon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2];&quot;, [&quot;;[.F12];[.D12];[.E12];&quot;]];&quot;)" office:value-type="string" office:string-value="_group set [T_GROUP_inf_recon_team, [configfile &gt;&gt; &quot;CfgGroups&quot; &gt;&gt; &quot;West&quot; &gt;&gt; &quot;BLU_F&quot; &gt;&gt; &quot;Infantry&quot; &gt;&gt; &quot;BUS_ReconTeam&quot;]];">
            <text:p>_group set [T_GROUP_inf_recon_team, [configfile &gt;&gt; "CfgGroups" &gt;&gt; "West" &gt;&gt; "BLU_F" &gt;&gt; "Infantry" &gt;&gt; "BUS_ReconTeam"]];</text:p>
          </table:table-cell>
          <table:table-cell office:value-type="string">
            <text:p>T_GROUP_inf_recon_team</text:p>
          </table:table-cell>
          <table:table-cell/>
          <table:table-cell office:value-type="string">
            <text:p>BUS_Recon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3];&quot;, [&quot;;[.F13];[.D13];[.E13];&quot;]];&quot;)" office:value-type="string" office:string-value="_group set [T_GROUP_inf_sentry, [configfile &gt;&gt; &quot;CfgGroups&quot; &gt;&gt; &quot;West&quot; &gt;&gt; &quot;BLU_F&quot; &gt;&gt; &quot;Infantry&quot; &gt;&gt; &quot;BUS_InfSentry&quot;]];">
            <text:p>_group set [T_GROUP_inf_sentry, [configfile &gt;&gt; "CfgGroups" &gt;&gt; "West" &gt;&gt; "BLU_F" &gt;&gt; "Infantry" &gt;&gt; "BUS_InfSentry"]];</text:p>
          </table:table-cell>
          <table:table-cell office:value-type="string">
            <text:p>T_GROUP_inf_sentry</text:p>
          </table:table-cell>
          <table:table-cell/>
          <table:table-cell office:value-type="string">
            <text:p>BUS_InfSentry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4];&quot;, [&quot;;[.F14];[.D14];[.E14];&quot;]];&quot;)" office:value-type="string" office:string-value="_group set [T_GROUP_inf_sniper_team, [configfile &gt;&gt; &quot;CfgGroups&quot; &gt;&gt; &quot;West&quot; &gt;&gt; &quot;BLU_F&quot; &gt;&gt; &quot;Infantry&quot; &gt;&gt; &quot;BUS_SniperTeam&quot;]];">
            <text:p>_group set [T_GROUP_inf_sniper_team, [configfile &gt;&gt; "CfgGroups" &gt;&gt; "West" &gt;&gt; "BLU_F" &gt;&gt; "Infantry" &gt;&gt; "BUS_SniperTeam"]];</text:p>
          </table:table-cell>
          <table:table-cell office:value-type="string">
            <text:p>T_GROUP_inf_sniper_team</text:p>
          </table:table-cell>
          <table:table-cell/>
          <table:table-cell office:value-type="string">
            <text:p>BUS_Sniper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2/19/2019</text:date>, <text:time>03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9:56.33</meta:creation-date>
    <dc:date>2019-02-19T03:04:00.59</dc:date>
    <meta:editing-duration>PT2H27M53S</meta:editing-duration>
    <meta:editing-cycles>18</meta:editing-cycles>
    <meta:generator>OpenOffice/4.1.5$Win32 OpenOffice.org_project/415m1$Build-9789</meta:generator>
    <meta:document-statistic meta:table-count="3" meta:cell-count="641" meta:object-count="0"/>
  </office:meta>
</office:document-meta>
</file>